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Lohit Hindi" svg:font-family="Lohit Hindi" style:font-family-generic="roman"/>
    <style:font-face style:name="DejaVu Sans Mono" svg:font-family="DejaVu Sans Mono" style:font-family-generic="modern"/>
    <style:font-face style:name="WenQuanYi Micro Hei" svg:font-family="WenQuanYi Micro Hei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ＭＳ ゴシック" svg:font-family="ＭＳ ゴシック" style:font-family-generic="system" style:font-pitch="variable"/>
    <style:font-face style:name="Courier 10 Pitch" svg:font-family="Courier 10 Pitch" style:font-family-generic="system" style:font-pitch="fixed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text-transform="uppercase" fo:language="tr" fo:country="TR" style:language-asian="tr" style:country-asian="TR" style:language-complex="ar" style:country-complex="SA"/>
    </style:style>
    <style:style style:name="TableColumn4" style:family="table-column">
      <style:table-column-properties style:column-width="6.0722in" style:use-optimal-column-width="false"/>
    </style:style>
    <style:style style:name="Table3" style:family="table">
      <style:table-properties style:width="6.0722in" fo:margin-left="0.0729in" table:align="left"/>
    </style:style>
    <style:style style:name="TableRow5" style:family="table-row">
      <style:table-row-properties style:min-row-height="0.377in" style:use-optimal-row-height="false"/>
    </style:style>
    <style:style style:name="TableCell6" style:family="table-cell">
      <style:table-cell-properties fo:border-top="none" fo:border-left="0.0138in solid #808080" fo:border-bottom="none" fo:border-right="none" fo:padding-top="0.15in" fo:padding-left="0.0798in" fo:padding-bottom="0.15in" fo:padding-right="0.0798in"/>
    </style:style>
    <style:style style:name="P7" style:parent-style-name="NoSpacing" style:family="paragraph">
      <style:paragraph-properties style:snap-to-layout-grid="false" fo:text-align="center"/>
      <style:text-properties style:font-name="Cambria" style:font-name-asian="ＭＳ ゴシック" fo:font-size="16pt" style:font-size-asian="16pt" style:font-size-complex="16pt" fo:language="tr" fo:country="TR"/>
    </style:style>
    <style:style style:name="TableRow8" style:family="table-row">
      <style:table-row-properties style:min-row-height="1.8131in" style:use-optimal-row-height="false"/>
    </style:style>
    <style:style style:name="TableCell9" style:family="table-cell">
      <style:table-cell-properties fo:border-top="none" fo:border-left="0.0138in solid #808080" fo:border-bottom="none" fo:border-right="none" fo:padding-top="0in" fo:padding-left="0.075in" fo:padding-bottom="0in" fo:padding-right="0.075in"/>
    </style:style>
    <style:style style:name="P10" style:parent-style-name="NoSpacing" style:family="paragraph">
      <style:paragraph-properties style:snap-to-layout-grid="false" fo:text-align="center"/>
      <style:text-properties style:font-name="Cambria" style:font-name-asian="ＭＳ ゴシック" fo:color="#4F81BD" fo:font-size="40pt" style:font-size-asian="40pt" style:font-size-complex="40pt" fo:language="tr" fo:country="TR"/>
    </style:style>
    <style:style style:name="P11" style:parent-style-name="NoSpacing" style:family="paragraph">
      <style:paragraph-properties style:snap-to-layout-grid="false" fo:text-align="center"/>
      <style:text-properties style:font-name="Cambria" style:font-name-asian="ＭＳ ゴシック" fo:color="#4F81BD" fo:font-size="40pt" style:font-size-asian="40pt" style:font-size-complex="40pt" fo:language="tr" fo:country="TR"/>
    </style:style>
    <style:style style:name="P12" style:parent-style-name="NoSpacing" style:family="paragraph">
      <style:paragraph-properties style:snap-to-layout-grid="false" fo:text-align="center"/>
      <style:text-properties style:font-name="Cambria" style:font-name-asian="ＭＳ ゴシック" fo:color="#4F81BD" fo:font-size="40pt" style:font-size-asian="40pt" style:font-size-complex="40pt" fo:language="tr" fo:country="TR"/>
    </style:style>
    <style:style style:name="P13" style:parent-style-name="NoSpacing" style:family="paragraph">
      <style:paragraph-properties style:snap-to-layout-grid="false" fo:text-align="center"/>
      <style:text-properties style:font-name="Cambria" style:font-name-asian="ＭＳ ゴシック" fo:color="#4F81BD" fo:font-size="40pt" style:font-size-asian="40pt" style:font-size-complex="40pt" fo:language="tr" fo:country="TR"/>
    </style:style>
    <style:style style:name="P14" style:parent-style-name="NoSpacing" style:family="paragraph">
      <style:paragraph-properties style:snap-to-layout-grid="false" fo:text-align="center"/>
      <style:text-properties style:font-name="Cambria" style:font-name-asian="ＭＳ ゴシック" fo:color="#4F81BD" fo:font-size="40pt" style:font-size-asian="40pt" style:font-size-complex="40pt" fo:language="tr" fo:country="TR"/>
    </style:style>
    <style:style style:name="TableRow15" style:family="table-row">
      <style:table-row-properties style:min-row-height="0.9993in" style:use-optimal-row-height="false"/>
    </style:style>
    <style:style style:name="TableCell16" style:family="table-cell">
      <style:table-cell-properties fo:border-top="none" fo:border-left="0.0138in solid #808080" fo:border-bottom="none" fo:border-right="none" fo:padding-top="0.15in" fo:padding-left="0.0798in" fo:padding-bottom="0.15in" fo:padding-right="0.0798in"/>
    </style:style>
    <style:style style:name="P17" style:parent-style-name="NoSpacing" style:family="paragraph">
      <style:paragraph-properties style:snap-to-layout-grid="false" fo:text-align="center"/>
    </style:style>
    <style:style style:name="T18" style:parent-style-name="DefaultParagraphFont" style:family="text">
      <style:text-properties style:font-name="Cambria" style:font-name-asian="ＭＳ ゴシック" fo:font-size="28pt" style:font-size-asian="28pt" style:font-size-complex="28pt"/>
    </style:style>
    <style:style style:name="T19" style:parent-style-name="DefaultParagraphFont" style:family="text">
      <style:text-properties fo:font-weight="bold" style:font-weight-asian="bold" style:font-weight-complex="bold" fo:text-transform="uppercase" fo:language="tr" fo:country="TR" style:language-asian="tr" style:country-asian="TR" style:language-complex="ar" style:country-complex="SA"/>
    </style:style>
    <style:style style:name="P20" style:parent-style-name="Standard" style:family="paragraph">
      <style:paragraph-properties fo:text-align="center"/>
      <style:text-properties style:font-name="Calibri" fo:color="#365F91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Calibri" fo:color="#365F91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Calibri" fo:color="#365F91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Calibri" fo:color="#365F91" fo:font-size="14pt" style:font-size-asian="14pt" style:font-size-complex="14pt"/>
    </style:style>
    <style:style style:name="P24" style:parent-style-name="Standard" style:family="paragraph">
      <style:paragraph-properties fo:break-before="page" fo:text-align="center"/>
      <style:text-properties fo:font-weight="bold" style:font-weight-asian="bold" style:font-weight-complex="bold" fo:text-transform="uppercase"/>
    </style:style>
    <style:style style:name="P25" style:parent-style-name="Standard" style:family="paragraph">
      <style:text-properties fo:font-weight="bold" style:font-weight-asian="bold" style:font-weight-complex="bold" fo:text-transform="uppercase"/>
    </style:style>
    <style:style style:name="P26" style:parent-style-name="Standard" style:family="paragraph">
      <style:paragraph-properties fo:text-align="justify" fo:margin-bottom="0in" style:line-height-at-least="0.0694in"/>
    </style:style>
    <style:style style:name="P27" style:parent-style-name="Standard" style:family="paragraph">
      <style:paragraph-properties style:text-autospace="none" fo:text-align="justify" fo:margin-top="0in" fo:margin-bottom="0in" fo:line-height="100%"/>
    </style:style>
    <style:style style:name="P28" style:parent-style-name="Standard" style:family="paragraph">
      <style:paragraph-properties style:text-autospace="none" fo:margin-top="0in" fo:margin-bottom="0in" fo:line-height="100%"/>
    </style:style>
    <style:style style:name="T29" style:parent-style-name="VarsayılanParagrafYazıTipi" style:family="text">
      <style:text-properties fo:font-weight="bold" style:font-weight-asian="bold"/>
    </style:style>
    <style:style style:name="P30" style:parent-style-name="Standard" style:family="paragraph">
      <style:paragraph-properties style:text-autospace="none" fo:margin-top="0in" fo:margin-bottom="0in" fo:line-height="100%"/>
    </style:style>
    <style:style style:name="P31" style:parent-style-name="Standard" style:family="paragraph">
      <style:paragraph-properties style:text-autospace="none" fo:margin-top="0in" fo:margin-bottom="0in" fo:line-height="100%"/>
    </style:style>
    <style:style style:name="T32" style:parent-style-name="VarsayılanParagrafYazıTipi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style:text-autospace="none" fo:margin-top="0in" fo:margin-bottom="0in" fo:line-height="100%"/>
    </style:style>
    <style:style style:name="P34" style:parent-style-name="Standard" style:family="paragraph">
      <style:paragraph-properties style:text-autospace="none" fo:margin-top="0in" fo:margin-bottom="0in" fo:line-height="100%"/>
    </style:style>
    <style:style style:name="T35" style:parent-style-name="VarsayılanParagrafYazıTipi" style:family="text">
      <style:text-properties fo:font-weight="bold" style:font-weight-asian="bold" style:font-weight-complex="bold"/>
    </style:style>
    <style:style style:name="T36" style:parent-style-name="VarsayılanParagrafYazıTipi" style:family="text">
      <style:text-properties fo:font-weight="bold" style:font-weight-asian="bold" style:font-weight-complex="bold" fo:font-style="italic" style:font-style-asian="italic" style:font-style-complex="italic"/>
    </style:style>
    <style:style style:name="P37" style:parent-style-name="Standard" style:family="paragraph">
      <style:paragraph-properties style:text-autospace="none" fo:margin-top="0in" fo:margin-bottom="0in" fo:line-height="100%"/>
    </style:style>
    <style:style style:name="P38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39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0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1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2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3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4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5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6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7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8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49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0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1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2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3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4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5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6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7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8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59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0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1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2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3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4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  <style:text-properties style:font-name="Courier 10 Pitch" fo:font-size="8pt" style:font-size-asian="8pt" style:font-size-complex="8pt"/>
    </style:style>
    <style:style style:name="P65" style:parent-style-name="ListeParagraf" style:family="paragraph">
      <style:paragraph-properties fo:border="0.0069in solid #000080" fo:padding="0in" style:shadow="none" fo:margin-top="0in" fo:margin-bottom="0in" fo:line-height="100%" fo:margin-left="0in" fo:background-color="#D9D9D9">
        <style:tab-stops/>
      </style:paragraph-properties>
    </style:style>
    <style:style style:name="P66" style:parent-style-name="Standard" style:family="paragraph">
      <style:paragraph-properties style:text-autospace="none" fo:margin-top="0in" fo:margin-bottom="0in" fo:line-height="100%"/>
    </style:style>
    <style:style style:name="P67" style:parent-style-name="Standard" style:family="paragraph">
      <style:paragraph-properties style:text-autospace="none" fo:margin-top="0in" fo:margin-bottom="0in" fo:line-height="100%"/>
    </style:style>
    <style:style style:name="P68" style:parent-style-name="Standard" style:family="paragraph">
      <style:paragraph-properties style:text-autospace="none" fo:margin-top="0in" fo:margin-bottom="0in" fo:line-height="100%"/>
    </style:style>
    <style:style style:name="P69" style:parent-style-name="Standard" style:family="paragraph">
      <style:paragraph-properties style:text-autospace="none" fo:margin-top="0in" fo:margin-bottom="0in" fo:line-height="100%"/>
    </style:style>
    <style:style style:name="T70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T71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T72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T73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P74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75" style:parent-style-name="Standard" style:family="paragraph">
      <style:paragraph-properties style:text-autospace="none" fo:margin-top="0in" fo:margin-bottom="0in" fo:line-height="100%"/>
    </style:style>
    <style:style style:name="P76" style:parent-style-name="Standard" style:family="paragraph">
      <style:paragraph-properties style:text-autospace="none" fo:margin-top="0in" fo:margin-bottom="0in" fo:line-height="100%"/>
    </style:style>
    <style:style style:name="P77" style:parent-style-name="Standard" style:family="paragraph">
      <style:paragraph-properties style:text-autospace="none" fo:margin-top="0in" fo:margin-bottom="0in" fo:line-height="100%"/>
    </style:style>
    <style:style style:name="T78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P79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0" style:parent-style-name="Standard" style:family="paragraph">
      <style:paragraph-properties style:text-autospace="none" fo:margin-top="0in" fo:margin-bottom="0in" fo:line-height="100%"/>
    </style:style>
    <style:style style:name="P81" style:parent-style-name="Standard" style:family="paragraph">
      <style:paragraph-properties style:text-autospace="none" fo:margin-top="0in" fo:margin-bottom="0in" fo:line-height="100%"/>
    </style:style>
    <style:style style:name="P82" style:parent-style-name="Standard" style:family="paragraph">
      <style:paragraph-properties style:text-autospace="none" fo:margin-top="0in" fo:margin-bottom="0in" fo:line-height="100%"/>
    </style:style>
    <style:style style:name="P83" style:parent-style-name="Standard" style:family="paragraph">
      <style:paragraph-properties style:text-autospace="none"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85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T86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P87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8" style:parent-style-name="Standard" style:family="paragraph">
      <style:paragraph-properties style:text-autospace="none" fo:margin-top="0in" fo:margin-bottom="0in" fo:line-height="100%"/>
    </style:style>
    <style:style style:name="P89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0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1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VarsayılanParagrafYazıTipi" style:family="text">
      <style:text-properties style:font-name-complex="Courier New" fo:font-weight="bold" style:font-weight-asian="bold" style:font-weight-complex="bold" fo:color="#231F20" fo:font-size="11pt" style:font-size-asian="11pt" style:font-size-complex="11pt" style:language-complex="ar" style:country-complex="SA"/>
    </style:style>
    <style:style style:name="T93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94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95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P96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7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8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99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" style:parent-style-name="VarsayılanParagrafYazıTipi" style:family="text">
      <style:text-properties style:font-name-complex="Courier New" fo:font-weight="bold" style:font-weight-asian="bold" style:font-weight-complex="bold" fo:color="#231F20" fo:font-size="11pt" style:font-size-asian="11pt" style:font-size-complex="11pt" style:language-complex="ar" style:country-complex="SA"/>
    </style:style>
    <style:style style:name="T101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102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P103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4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5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6" style:parent-style-name="VarsayılanParagrafYazıTipi" style:family="text">
      <style:text-properties style:font-name-complex="Courier New" fo:font-weight="bold" style:font-weight-asian="bold" style:font-weight-complex="bold" fo:color="#231F20" fo:font-size="11pt" style:font-size-asian="11pt" style:font-size-complex="11pt" style:language-complex="ar" style:country-complex="SA"/>
    </style:style>
    <style:style style:name="T107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108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P109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0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" style:parent-style-name="VarsayılanParagrafYazıTipi" style:family="text">
      <style:text-properties style:font-name-complex="Courier New" fo:font-weight="bold" style:font-weight-asian="bold" style:font-weight-complex="bold" fo:color="#DC2300" fo:font-size="11pt" style:font-size-asian="11pt" style:font-size-complex="11pt" style:language-complex="ar" style:country-complex="SA"/>
    </style:style>
    <style:style style:name="P112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3" style:parent-style-name="Heading2" style:family="paragraph">
      <style:text-properties fo:font-weight="bold" style:font-weight-asian="bold" style:font-weight-complex="bold"/>
    </style:style>
    <style:style style:name="P114" style:parent-style-name="Standard" style:family="paragraph">
      <style:paragraph-properties style:snap-to-layout-grid="false" fo:text-align="justify" fo:margin-bottom="0in" style:line-height-at-least="0.0694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15" style:parent-style-name="Standard" style:family="paragraph">
      <style:paragraph-properties style:text-autospace="none" fo:margin-top="0in" fo:margin-bottom="0in" fo:line-height="100%"/>
    </style:style>
    <style:style style:name="P116" style:parent-style-name="Standard" style:family="paragraph">
      <style:paragraph-properties style:text-autospace="none" fo:margin-top="0in" fo:margin-bottom="0in" fo:line-height="100%"/>
    </style:style>
    <style:style style:name="P117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" style:parent-style-name="VarsayılanParagrafYazıTipi" style:family="text">
      <style:text-properties style:font-name-complex="Courier New" fo:color="#DC2300" fo:font-size="11pt" style:font-size-asian="11pt" style:font-size-complex="11pt" style:language-complex="ar" style:country-complex="SA"/>
    </style:style>
    <style:style style:name="T119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name="P120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1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2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T123" style:parent-style-name="VarsayılanParagrafYazıTipi" style:family="text">
      <style:text-properties style:font-name-complex="Courier New" fo:color="#231F20" fo:font-size="11pt" style:font-size-asian="11pt" style:font-size-complex="11pt" style:language-complex="ar" style:country-complex="SA"/>
    </style:style>
    <style:style style:name="P124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25" style:parent-style-name="Standard" style:family="paragraph">
      <style:paragraph-properties style:snap-to-layout-grid="false"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VarsayılanParagrafYazıTipi" style:family="text">
      <style:text-properties style:font-name="Courier New" style:font-name-complex="Courier New" fo:font-weight="bold" style:font-weight-asian="bold" fo:color="#231F20" fo:font-size="11pt" style:font-size-asian="11pt" style:font-size-complex="11pt" style:language-complex="ar" style:country-complex="SA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346in solid #4f81bd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Frame1" text:anchor-type="paragraph" svg:x="-0.0953in" svg:y="2.2508in" svg:width="6.07153in" svg:height="5.42431in" style:rel-width="scale" style:rel-height="scale"><draw:text-box><table:table table:style-name="Table3"><table:table-columns><table:table-column table:style-name="TableColumn4"/></table:table-columns><table:table-row table:style-name="TableRow5"><table:table-cell table:style-name="TableCell6"><text:p text:style-name="P7">DEU Computer Engineering</text:p></table:table-cell></table:table-row><table:table-row table:style-name="TableRow8"><table:table-cell table:style-name="TableCell9"><text:p text:style-name="P10">CME2002</text:p><text:p text:style-name="P11">Data Organization</text:p><text:p text:style-name="P12">&amp;</text:p><text:p text:style-name="P13">Management</text:p><text:p text:style-name="P14"/></table:table-cell></table:table-row><table:table-row table:style-name="TableRow15"><table:table-cell table:style-name="TableCell16"><text:p text:style-name="P17"><text:span text:style-name="T18">Lab 4 – XSL Transformation</text:span></text:p></table:table-cell></table:table-row></table:table><text:p text:style-name="Normal"/></draw:text-box><svg:title/><svg:desc/></draw:frame></text:span><text:span text:style-name="T19"><draw:frame draw:z-index="251659264" draw:id="id1" draw:style-name="a1" draw:name="Frame2" text:anchor-type="paragraph" svg:x="1.4516in" svg:y="7.222in" svg:width="3.47917in" svg:height="1.84653in" style:rel-width="scale" style:rel-height="scale"><draw:text-box><text:p text:style-name="P20">Assoc. Prof. Dr. Adil ALPKOÇAK</text:p><text:p text:style-name="P21">Dr. Mete Uğur AKDOĞAN</text:p><text:p text:style-name="P22">Mansur Alp TOÇOĞLU</text:p><text:p text:style-name="P23">Mehmet<text:s/>CENGİZ</text:p></draw:text-box><svg:title/><svg:desc/></draw:frame></text:span></text:p>
      <text:p text:style-name="P24"/>
      <text:p text:style-name="P25"/>
      <text:h text:style-name="Heading1" text:outline-level="1">XSL TRANSFORMATION</text:h>
      <text:h text:style-name="Heading2" text:outline-level="2">Introduction</text:h>
      <text:p text:style-name="P26"><text:span text:style-name="VarsayılanParagrafYazıTipi">In this lab session, you will primarily learn how to <text:s/>transform XML files with XSL via libxslt. Libxsl is already installed in the lab computers, however if you need installing it to your own computers you can find</text:span><text:span text:style-name="VarsayılanParagrafYazıTipi"><text:s/>how to do that at the end of the lab sheet.</text:span></text:p>
      <text:p text:style-name="P27"><text:span text:style-name="VarsayılanParagrafYazıTipi"><text:tab/></text:span></text:p>
      <text:p text:style-name="P28"><text:span text:style-name="T29">XSL in Practice</text:span></text:p>
      <text:p text:style-name="P30"/>
      <text:p text:style-name="P31"><text:span text:style-name="T32">Step 1: Download the XSL pack.</text:span></text:p>
      <text:p text:style-name="P33"/>
      <text:p text:style-name="P34"><text:span text:style-name="VarsayılanParagrafYazıTipi">Download the XSL pack and extract it. Inside the folder there is a file named<text:s/></text:span><text:span text:style-name="T35">xslTransform.c.<text:s/></text:span><text:span text:style-name="VarsayılanParagrafYazıTipi">It has the following code in it. Code applies XSL transformation t</text:span><text:span text:style-name="VarsayılanParagrafYazıTipi">o the<text:s/></text:span><text:span text:style-name="T36">HARD CODED<text:s/></text:span><text:span text:style-name="VarsayılanParagrafYazıTipi">“collection.xml” file via “collection.xsl” style sheet.</text:span></text:p>
      <text:p text:style-name="P37"/>
      <text:p text:style-name="P38">#include &lt;string.h&gt;</text:p>
      <text:p text:style-name="P39">#include &lt;libxslt/transform.h&gt;</text:p>
      <text:p text:style-name="P40"/>
      <text:p text:style-name="P41"/>
      <text:p text:style-name="P42">int main(int argc, char **argv) {</text:p>
      <text:p text:style-name="P43"/>
      <text:p text:style-name="P44"><text:s text:c="8"/>const char <text:s/>*XMLFile = "collection.xml";</text:p>
      <text:p text:style-name="P45"><text:s text:c="8"/>const char <text:s/>*XSLFile =<text:s/>"collection.xsl";</text:p>
      <text:p text:style-name="P46"/>
      <text:p text:style-name="P47"/>
      <text:p text:style-name="P48"><text:tab/>xsltStylesheetPtr cur = NULL;</text:p>
      <text:p text:style-name="P49"><text:tab/>xmlDocPtr doc, res;</text:p>
      <text:p text:style-name="P50"/>
      <text:p text:style-name="P51"><text:tab/>cur = xsltParseStylesheetFile((const xmlChar *)XSLFile);</text:p>
      <text:p text:style-name="P52"><text:tab/>doc = xmlParseFile(XMLFile);</text:p>
      <text:p text:style-name="P53"><text:tab/>res = xsltApplyStylesheet(cur, doc, NULL);</text:p>
      <text:p text:style-name="P54"><text:s text:c="8"/></text:p>
      <text:p text:style-name="P55"><text:tab/>xsltSaveResultToFile(argc &gt; 1 ? (fopen(argv[1], "w")) : stdout, res, cur);</text:p>
      <text:p text:style-name="P56"/>
      <text:p text:style-name="P57"><text:tab/>xsltFreeStylesheet(cur);</text:p>
      <text:p text:style-name="P58"><text:tab/>xmlFreeDoc(res);</text:p>
      <text:p text:style-name="P59"><text:tab/>xmlFreeDoc(doc);</text:p>
      <text:p text:style-name="P60"/>
      <text:p text:style-name="P61"><text:s text:c="8"/>xsltCleanupGlobals();</text:p>
      <text:p text:style-name="P62"><text:s text:c="8"/>xmlCleanupParser();</text:p>
      <text:p text:style-name="P63"><text:tab/>return(0);</text:p>
      <text:p text:style-name="P64"/>
      <text:p text:style-name="P65">}</text:p>
      <text:p text:style-name="P66"/>
      <text:p text:style-name="P67"><text:span text:style-name="VarsayılanParagrafYazıTipi">Compile the code with the following command:</text:span></text:p>
      <text:p text:style-name="P68"/>
      <text:p text:style-name="P69"><text:span text:style-name="VarsayılanParagrafYazıTipi"><text:tab/></text:span><text:span text:style-name="T70">gcc<text:s/></text:span><text:span text:style-name="T71">-I/usr/include/libxml2 -</text:span><text:span text:style-name="T72">lxml2 -lxslt xslTransform.c -o<text:s/></text:span><text:span text:style-name="T73">out</text:span></text:p>
      <text:p text:style-name="P74"/>
      <text:p text:style-name="P75"><text:span text:style-name="VarsayılanParagrafYazıTipi">Run the executable file with the following command and examine it outputs the transformed<text:s/></text:span><text:soft-page-break/><text:span text:style-name="VarsayılanParagrafYazıTipi">file to standard output.</text:span></text:p>
      <text:p text:style-name="P76"/>
      <text:p text:style-name="P77"><text:span text:style-name="VarsayılanParagrafYazıTipi"><text:tab/></text:span><text:span text:style-name="T78">./out</text:span></text:p>
      <text:p text:style-name="P79"/>
      <text:p text:style-name="P80"><text:span text:style-name="VarsayılanParagrafYazıTipi">If you run it with a file_name argument as follows, than it will create a file for the transformation output.</text:span></text:p>
      <text:p text:style-name="P81"/>
      <text:p text:style-name="P82"/>
      <text:p text:style-name="P83"><text:span text:style-name="T84"><text:tab/></text:span><text:span text:style-name="T85">./out</text:span><text:span text:style-name="T86"><text:s/>result.html</text:span></text:p>
      <text:p text:style-name="P87"/>
      <text:p text:style-name="P88"><text:span text:style-name="VarsayılanParagrafYazıTipi">Now open the newly created html file with Chromium web browser. Examine the transformation results.</text:span></text:p>
      <text:p text:style-name="P89"/>
      <text:p text:style-name="P90"/>
      <text:p text:style-name="P91"><text:span text:style-name="T92">Task 1</text:span><text:span text:style-name="T93">: Change the collection.xsl file so it list the albums which are released in 1985.</text:span><text:span text:style-name="T94"><text:s/>Implement if condition and xpath query both.</text:span><text:span text:style-name="T95"><text:s/>Paste the xsl code below:</text:span></text:p>
      <text:p text:style-name="P96"/>
      <text:p text:style-name="P97"/>
      <text:p text:style-name="P98"/>
      <text:p text:style-name="P99"><text:span text:style-name="T100">Task 2</text:span><text:span text:style-name="T101">:<text:s/></text:span><text:span text:style-name="T102">Change the collection.xsl file so it list the albums sorted by their Artist Names. Paste the xsl code below:</text:span></text:p>
      <text:p text:style-name="P103"/>
      <text:p text:style-name="P104"/>
      <text:p text:style-name="P105"><text:span text:style-name="T106">Task 3</text:span><text:span text:style-name="T107">: Change the collection.xsl file so it generates a table of all albums and highlight albums which cost more than 10$. Paste the xsl code be</text:span><text:span text:style-name="T108">low:</text:span></text:p>
      <text:p text:style-name="P109"/>
      <text:p text:style-name="P110"><text:span text:style-name="T111">Upload this file.</text:span></text:p>
      <text:p text:style-name="P112"/>
      <text:h text:style-name="P113" text:outline-level="2">How to SET up lıbxslT Lıbrary</text:h>
      <text:p text:style-name="P114"/>
      <text:p text:style-name="P115"><text:span text:style-name="VarsayılanParagrafYazıTipi">In terminal window write the following for libxslt library installation</text:span></text:p>
      <text:p text:style-name="P116"/>
      <text:p text:style-name="P117"><text:span text:style-name="T118"><text:tab/></text:span><text:span text:style-name="T119">sudo apt-get install libxslt1-dev</text:span></text:p>
      <text:p text:style-name="P120"/>
      <text:p text:style-name="P121"><text:span text:style-name="T122">If you do not want to type “-I /usr/include/libxsl” each time you compile add it to the C_I</text:span><text:span text:style-name="T123">NCLUDE_PATH with the following command:</text:span></text:p>
      <text:p text:style-name="P124"/>
      <text:p text:style-name="P125"><text:span text:style-name="T126"><text:s/>export C_INCLUDE_PATH="/usr/include/libxml2/:/usr/include/libxsl/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Lohit Hindi" svg:font-family="Lohit Hindi" style:font-family-generic="roman"/>
    <style:font-face style:name="DejaVu Sans Mono" svg:font-family="DejaVu Sans Mono" style:font-family-generic="modern"/>
    <style:font-face style:name="WenQuanYi Micro Hei" svg:font-family="WenQuanYi Micro Hei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ＭＳ ゴシック" svg:font-family="ＭＳ ゴシック" style:font-family-generic="system" style:font-pitch="variable"/>
    <style:font-face style:name="Courier 10 Pitch" svg:font-family="Courier 10 Pitch" style:font-family-generic="system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margin-bottom="0in" fo:background-color="#4F81BD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Standard" style:next-style-name="Standard" style:default-outline-level="2">
      <style:paragraph-properties fo:margin-bottom="0in" fo:background-color="#DBE5F1"/>
      <style:text-properties fo:text-transform="uppercase" fo:letter-spacing="0.0104in" fo:font-size="11pt" style:font-size-asian="11pt" style:font-size-complex="11pt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2083in" fo:margin-bottom="0in"/>
      <style:text-properties fo:text-transform="uppercase" fo:color="#243F60" fo:letter-spacing="0.0104in" fo:font-size="11pt" style:font-size-asian="11pt" style:font-size-complex="11pt" fo:hyphenate="false"/>
    </style:style>
    <style:style style:name="Heading4" style:display-name="Heading 4" style:family="paragraph" style:parent-style-name="Standard" style:next-style-name="Standard" style:default-outline-level="4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2083in" fo:margin-bottom="0in"/>
      <style:text-properties fo:text-transform="uppercase" fo:color="#365F91" fo:letter-spacing="0.0069in" fo:font-size="11pt" style:font-size-asian="11pt" style:font-size-complex="11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1388in" fo:margin-bottom="0.1388in" fo:line-height="115%"/>
      <style:text-properties style:font-name="Times New Roman" style:font-name-asian="ＭＳ 明朝" style:font-name-complex="Calibri" style:font-size-complex="10pt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 style:next-style-name="Standard">
      <style:text-properties fo:font-weight="bold" style:font-weight-asian="bold" style:font-weight-complex="bold" fo:color="#365F91" fo:font-size="8pt" style:font-size-asian="8pt" style:font-size-complex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AralıkYok" style:display-name="Aralık Yok" style:family="paragraph">
      <style:paragraph-properties style:line-height-at-least="0.0694in">
        <style:tab-stops>
          <style:tab-stop style:type="left" style:position="0.4916in"/>
        </style:tab-stops>
      </style:paragraph-properties>
      <style:text-properties style:font-name="Calibri" style:font-name-asian="Times New Roman" style:font-name-complex="Calibri" fo:color="#00000A" fo:font-size="11pt" style:font-size-asian="11pt" style:font-size-complex="11pt" fo:language="tr" fo:country="TR" style:language-complex="ar" style:country-complex="SA" fo:hyphenate="false"/>
    </style:style>
    <style:style style:name="BalonMetni" style:display-name="Balon Metni" style:family="paragraph" style:parent-style-name="Standard">
      <style:paragraph-properties fo:margin-top="0in"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ListeParagraf" style:display-name="Liste Paragraf" style:family="paragraph" style:parent-style-name="Standard">
      <style:paragraph-properties fo:text-align="justify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Standard">
      <style:paragraph-properties fo:margin-top="0in"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Subtitle" style:display-name="Subtitle" style:family="paragraph" style:parent-style-name="Standard" style:next-style-name="Standard">
      <style:paragraph-properties fo:margin-bottom="0.6944in" fo:line-height="100%"/>
      <style:text-properties fo:text-transform="uppercase" fo:color="#595959" fo:letter-spacing="0.0069in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paragraph-properties fo:margin-top="0in" fo:margin-bottom="0in"/>
      <style:text-properties style:font-name="DejaVu Sans Mono" style:font-name-asian="WenQuanYi Micro Hei" style:font-name-complex="Lohit Hindi" fo:font-size="10pt" style:font-size-asian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Heading" style:display-name="WW-Heading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BalkSlaydLTGliederung1" style:display-name="Ba?l?k Slayd?~LT~Gliederung 1" style:family="paragraph">
      <style:paragraph-properties fo:margin-bottom="0.1965in"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0" fo:font-size="32pt" style:font-size-asian="32pt" style:font-size-complex="32pt" fo:hyphenate="false"/>
    </style:style>
    <style:style style:name="BalkSlaydLTGliederung2" style:display-name="Ba?l?k Slayd?~LT~Gliederung 2" style:family="paragraph" style:parent-style-name="BalkSlaydLTGliederung1">
      <style:paragraph-properties fo:margin-bottom="0.1576in"/>
      <style:text-properties fo:font-size="24pt" style:font-size-asian="24pt" style:font-size-complex="24pt" fo:hyphenate="false"/>
    </style:style>
    <style:style style:name="BalkSlaydLTGliederung3" style:display-name="Ba?l?k Slayd?~LT~Gliederung 3" style:family="paragraph" style:parent-style-name="BalkSlaydLTGliederung2">
      <style:paragraph-properties fo:margin-bottom="0.118in"/>
      <style:text-properties fo:font-size="20pt" style:font-size-asian="20pt" style:font-size-complex="20pt" fo:hyphenate="false"/>
    </style:style>
    <style:style style:name="BalkSlaydLTGliederung4" style:display-name="Ba?l?k Slayd?~LT~Gliederung 4" style:family="paragraph" style:parent-style-name="BalkSlaydLTGliederung3">
      <style:paragraph-properties fo:margin-bottom="0.0784in"/>
      <style:text-properties fo:hyphenate="false"/>
    </style:style>
    <style:style style:name="BalkSlaydLTGliederung5" style:display-name="Ba?l?k Slayd?~LT~Gliederung 5" style:family="paragraph" style:parent-style-name="BalkSlaydLTGliederung4">
      <style:paragraph-properties fo:margin-bottom="0.0395in"/>
      <style:text-properties fo:hyphenate="false"/>
    </style:style>
    <style:style style:name="BalkSlaydLTGliederung6" style:display-name="Ba?l?k Slayd?~LT~Gliederung 6" style:family="paragraph" style:parent-style-name="BalkSlaydLTGliederung5">
      <style:text-properties fo:hyphenate="false"/>
    </style:style>
    <style:style style:name="BalkSlaydLTGliederung7" style:display-name="Ba?l?k Slayd?~LT~Gliederung 7" style:family="paragraph" style:parent-style-name="BalkSlaydLTGliederung6">
      <style:text-properties fo:hyphenate="false"/>
    </style:style>
    <style:style style:name="BalkSlaydLTGliederung8" style:display-name="Ba?l?k Slayd?~LT~Gliederung 8" style:family="paragraph" style:parent-style-name="BalkSlaydLTGliederung7">
      <style:text-properties fo:hyphenate="false"/>
    </style:style>
    <style:style style:name="BalkSlaydLTGliederung9" style:display-name="Ba?l?k Slayd?~LT~Gliederung 9" style:family="paragraph" style:parent-style-name="BalkSlaydLTGliederung8">
      <style:text-properties fo:hyphenate="false"/>
    </style:style>
    <style:style style:name="BalkSlaydLTTitel" style:display-name="Ba?l?k Slayd?~LT~Titel" style:family="paragraph">
      <style:paragraph-properties fo:margin-top="0.1388in" fo:margin-bottom="0.1388in"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0" fo:font-size="18pt" style:font-size-asian="18pt" style:font-size-complex="18pt" fo:hyphenate="false"/>
    </style:style>
    <style:style style:name="BalkSlaydLTUntertitel" style:display-name="Ba?l?k Slayd?~LT~Untertitel" style:family="paragraph">
      <style:paragraph-properties fo:text-align="center" fo:margin-top="0.1388in" fo:margin-bottom="0.1388in" fo:line-height="115%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A" fo:font-size="32pt" style:font-size-asian="32pt" style:font-size-complex="32pt" fo:hyphenate="false"/>
    </style:style>
    <style:style style:name="BalkSlaydLTNotizen" style:display-name="Ba?l?k Slayd?~LT~Notizen" style:family="paragraph">
      <style:paragraph-properties fo:margin-top="0.1388in" fo:margin-bottom="0.1388in" fo:line-height="115%" fo:margin-left="0.2361in" fo:text-indent="-0.2361in">
        <style:tab-stops>
          <style:tab-stop style:type="left" style:position="0.9722in"/>
        </style:tab-stops>
      </style:paragraph-properties>
      <style:text-properties style:font-name="Lohit Hindi" style:font-name-asian="Lohit Hindi" style:font-name-complex="Lohit Hindi" fo:color="#00000A" fo:font-size="20pt" style:font-size-asian="20pt" style:font-size-complex="20pt" fo:hyphenate="false"/>
    </style:style>
    <style:style style:name="BalkSlaydLTHintergrundobjekte" style:display-name="Ba?l?k Slayd?~LT~Hintergrundobjekte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BalkSlaydLTHintergrund" style:display-name="Ba?l?k Slayd?~LT~Hintergrund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default" style:display-name="default" style:family="paragraph">
      <style:paragraph-properties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A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Title" style:display-name="Title" style:family="paragraph" style:parent-style-name="Standard" style:next-style-name="Standard">
      <style:paragraph-properties fo:margin-top="0.5in"/>
      <style:text-properties fo:text-transform="uppercase" fo:color="#4F81BD" fo:letter-spacing="0.0069in" fo:font-size="26pt" style:font-size-asian="26pt" style:font-size-complex="26pt" fo:hyphenate="false"/>
    </style:style>
    <style:style style:name="Backgroundobjects" style:display-name="Background objects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Background" style:display-name="Background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Notes" style:display-name="Notes" style:family="paragraph">
      <style:paragraph-properties fo:margin-top="0.1388in" fo:margin-bottom="0.1388in" fo:line-height="115%" fo:margin-left="0.2361in" fo:text-indent="-0.2361in">
        <style:tab-stops>
          <style:tab-stop style:type="left" style:position="0.9722in"/>
        </style:tab-stops>
      </style:paragraph-properties>
      <style:text-properties style:font-name="Lohit Hindi" style:font-name-asian="Lohit Hindi" style:font-name-complex="Lohit Hindi" fo:color="#00000A" fo:font-size="20pt" style:font-size-asian="20pt" style:font-size-complex="20pt" fo:hyphenate="false"/>
    </style:style>
    <style:style style:name="Outline1" style:display-name="Outline 1" style:family="paragraph">
      <style:paragraph-properties fo:margin-bottom="0.1965in"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0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style:font-size-complex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style:font-size-complex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BalkveçerikLTGliederung1" style:display-name="Ba?l?k ve ?çerik~LT~Gliederung 1" style:family="paragraph">
      <style:paragraph-properties fo:margin-bottom="0.1965in"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0" fo:font-size="32pt" style:font-size-asian="32pt" style:font-size-complex="32pt" fo:hyphenate="false"/>
    </style:style>
    <style:style style:name="BalkveçerikLTGliederung2" style:display-name="Ba?l?k ve ?çerik~LT~Gliederung 2" style:family="paragraph" style:parent-style-name="BalkveçerikLTGliederung1">
      <style:paragraph-properties fo:margin-bottom="0.1576in"/>
      <style:text-properties fo:font-size="24pt" style:font-size-asian="24pt" style:font-size-complex="24pt" fo:hyphenate="false"/>
    </style:style>
    <style:style style:name="BalkveçerikLTGliederung3" style:display-name="Ba?l?k ve ?çerik~LT~Gliederung 3" style:family="paragraph" style:parent-style-name="BalkveçerikLTGliederung2">
      <style:paragraph-properties fo:margin-bottom="0.118in"/>
      <style:text-properties fo:font-size="20pt" style:font-size-asian="20pt" style:font-size-complex="20pt" fo:hyphenate="false"/>
    </style:style>
    <style:style style:name="BalkveçerikLTGliederung4" style:display-name="Ba?l?k ve ?çerik~LT~Gliederung 4" style:family="paragraph" style:parent-style-name="BalkveçerikLTGliederung3">
      <style:paragraph-properties fo:margin-bottom="0.0784in"/>
      <style:text-properties fo:hyphenate="false"/>
    </style:style>
    <style:style style:name="BalkveçerikLTGliederung5" style:display-name="Ba?l?k ve ?çerik~LT~Gliederung 5" style:family="paragraph" style:parent-style-name="BalkveçerikLTGliederung4">
      <style:paragraph-properties fo:margin-bottom="0.0395in"/>
      <style:text-properties fo:hyphenate="false"/>
    </style:style>
    <style:style style:name="BalkveçerikLTGliederung6" style:display-name="Ba?l?k ve ?çerik~LT~Gliederung 6" style:family="paragraph" style:parent-style-name="BalkveçerikLTGliederung5">
      <style:text-properties fo:hyphenate="false"/>
    </style:style>
    <style:style style:name="BalkveçerikLTGliederung7" style:display-name="Ba?l?k ve ?çerik~LT~Gliederung 7" style:family="paragraph" style:parent-style-name="BalkveçerikLTGliederung6">
      <style:text-properties fo:hyphenate="false"/>
    </style:style>
    <style:style style:name="BalkveçerikLTGliederung8" style:display-name="Ba?l?k ve ?çerik~LT~Gliederung 8" style:family="paragraph" style:parent-style-name="BalkveçerikLTGliederung7">
      <style:text-properties fo:hyphenate="false"/>
    </style:style>
    <style:style style:name="BalkveçerikLTGliederung9" style:display-name="Ba?l?k ve ?çerik~LT~Gliederung 9" style:family="paragraph" style:parent-style-name="BalkveçerikLTGliederung8">
      <style:text-properties fo:hyphenate="false"/>
    </style:style>
    <style:style style:name="BalkveçerikLTTitel" style:display-name="Ba?l?k ve ?çerik~LT~Titel" style:family="paragraph">
      <style:paragraph-properties fo:margin-top="0.1388in" fo:margin-bottom="0.1388in" style:line-height-at-least="0.1388in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0" fo:font-size="18pt" style:font-size-asian="18pt" style:font-size-complex="18pt" fo:hyphenate="false"/>
    </style:style>
    <style:style style:name="BalkveçerikLTUntertitel" style:display-name="Ba?l?k ve ?çerik~LT~Untertitel" style:family="paragraph">
      <style:paragraph-properties fo:text-align="center" fo:margin-top="0.1388in" fo:margin-bottom="0.1388in" fo:line-height="115%">
        <style:tab-stops>
          <style:tab-stop style:type="left" style:position="0.5in"/>
        </style:tab-stops>
      </style:paragraph-properties>
      <style:text-properties style:font-name="Lohit Hindi" style:font-name-asian="Lohit Hindi" style:font-name-complex="Lohit Hindi" fo:color="#00000A" fo:font-size="32pt" style:font-size-asian="32pt" style:font-size-complex="32pt" fo:hyphenate="false"/>
    </style:style>
    <style:style style:name="BalkveçerikLTNotizen" style:display-name="Ba?l?k ve ?çerik~LT~Notizen" style:family="paragraph">
      <style:paragraph-properties fo:margin-top="0.1388in" fo:margin-bottom="0.1388in" fo:line-height="115%" fo:margin-left="0.2361in" fo:text-indent="-0.2361in">
        <style:tab-stops>
          <style:tab-stop style:type="left" style:position="0.9722in"/>
        </style:tab-stops>
      </style:paragraph-properties>
      <style:text-properties style:font-name="Lohit Hindi" style:font-name-asian="Lohit Hindi" style:font-name-complex="Lohit Hindi" fo:color="#00000A" fo:font-size="20pt" style:font-size-asian="20pt" style:font-size-complex="20pt" fo:hyphenate="false"/>
    </style:style>
    <style:style style:name="BalkveçerikLTHintergrundobjekte" style:display-name="Ba?l?k ve ?çerik~LT~Hintergrundobjekte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BalkveçerikLTHintergrund" style:display-name="Ba?l?k ve ?çerik~LT~Hintergrund" style:family="paragraph">
      <style:paragraph-properties fo:margin-top="0.1388in" fo:margin-bottom="0.1388in" fo:line-height="115%">
        <style:tab-stops>
          <style:tab-stop style:type="left" style:position="0.5in"/>
        </style:tab-stops>
      </style:paragraph-properties>
      <style:text-properties style:font-name-asian="WenQuanYi Micro Hei" style:font-name-complex="Lohit Hindi" fo:color="#00000A" fo:hyphenate="false"/>
    </style:style>
    <style:style style:name="NoSpacing" style:display-name="No Spacing" style:family="paragraph" style:parent-style-name="Standard">
      <style:paragraph-properties fo:margin-top="0in" fo:margin-bottom="0in" fo:line-height="100%"/>
      <style:text-properties fo:hyphenate="false"/>
    </style:style>
    <style:style style:name="Quote" style:display-name="Quote" style:family="paragraph" style:parent-style-name="Standard" style:next-style-name="Standard">
      <style:text-properties fo:font-style="italic" style:font-style-asian="italic" style:font-style-complex="italic" fo:hyphenate="false"/>
    </style:style>
    <style:style style:name="IntenseQuote" style:display-name="Intense Quote" style:family="paragraph" style:parent-style-name="Standard" style:next-style-name="Standard">
      <style:paragraph-properties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4F81BD" fo:hyphenate="false"/>
    </style:style>
    <style:style style:name="TOCHeading" style:display-name="TOC Heading" style:family="paragraph" style:parent-style-name="Heading1" style:next-style-name="Standard" style:default-outline-level="1">
      <style:text-properties fo:hyphenate="false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/>
    </style:style>
    <style:style style:name="WW8Num3z2" style:display-name="WW8Num3z2" style:family="text">
      <style:text-properties style:font-name="Wingdings"/>
    </style:style>
    <style:style style:name="VarsayılanParagrafYazıTipi" style:display-name="Varsayılan Paragraf Yazı Tipi" style:family="text"/>
    <style:style style:name="AralıkYokChar" style:display-name="Aralık Yok Char" style:family="text">
      <style:text-properties style:font-name-asian="Times New Roman"/>
    </style:style>
    <style:style style:name="BalonMetniChar" style:display-name="Balon Metni Char" style:family="text">
      <style:text-properties style:font-name="Tahoma" style:font-name-complex="Tahoma" fo:font-size="8pt" style:font-size-asian="8pt" style:font-size-complex="8pt"/>
    </style:style>
    <style:style style:name="Başlık1Char" style:display-name="Başlık 1 Ch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şlık2Char" style:display-name="Başlık 2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şlık3Char" style:display-name="Başlık 3 Char" style:family="tex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Heading4Char" style:display-name="Heading 4 Char" style:family="text">
      <style:text-properties fo:text-transform="uppercase" fo:color="#365F91" fo:letter-spacing="0.0069in"/>
    </style:style>
    <style:style style:name="SubtitleChar" style:display-name="Subtitle Char" style:family="text">
      <style:text-properties fo:text-transform="uppercase" fo:color="#595959" fo:letter-spacing="0.0069in" fo:font-size="12pt" style:font-size-asian="12pt" style:font-size-complex="12pt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243F60" fo:letter-spacing="0.0069in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 fo:language="en" fo:country="US" style:language-complex="en" style:country-complex="US"/>
    </style:style>
    <style:style style:name="Endnoteanchor" style:display-name="Endnote anchor" style:family="text">
      <style:text-properties style:text-position="super 66.6%"/>
    </style:style>
    <style:style style:name="Heading1Char" style:display-name="Heading 1 Char" style:family="text">
      <style:text-properties fo:font-weight="bold" style:font-weight-asian="bold" style:font-weight-complex="bold" fo:text-transform="uppercase" fo:color="#FFFFFF" fo:letter-spacing="0.0104in" fo:background-color="#4F81BD"/>
    </style:style>
    <style:style style:name="Heading2Char" style:display-name="Heading 2 Char" style:family="text">
      <style:text-properties fo:text-transform="uppercase" fo:letter-spacing="0.0104in" fo:background-color="#DBE5F1"/>
    </style:style>
    <style:style style:name="Heading3Char" style:display-name="Heading 3 Char" style:family="text">
      <style:text-properties fo:text-transform="uppercase" fo:color="#243F60" fo:letter-spacing="0.0104in"/>
    </style:style>
    <style:style style:name="Heading5Char" style:display-name="Heading 5 Char" style:family="text">
      <style:text-properties fo:text-transform="uppercase" fo:color="#365F91" fo:letter-spacing="0.0069in"/>
    </style:style>
    <style:style style:name="Heading6Char" style:display-name="Heading 6 Char" style:family="text">
      <style:text-properties fo:text-transform="uppercase" fo:color="#365F91" fo:letter-spacing="0.0069in"/>
    </style:style>
    <style:style style:name="Heading7Char" style:display-name="Heading 7 Char" style:family="text">
      <style:text-properties fo:text-transform="uppercase" fo:color="#365F91" fo:letter-spacing="0.0069in"/>
    </style:style>
    <style:style style:name="Heading8Char" style:display-name="Heading 8 Char" style:family="tex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>
      <style:text-properties fo:font-style="italic" style:font-style-asian="italic" fo:text-transform="uppercase" fo:letter-spacing="0.0069in" fo:font-size="9pt" style:font-size-asian="9pt" style:font-size-complex="9pt"/>
    </style:style>
    <style:style style:name="TitleChar" style:display-name="Title Char" style:family="text">
      <style:text-properties fo:text-transform="uppercase" fo:color="#4F81BD" fo:letter-spacing="0.0069in" style:letter-kerning="true" fo:font-size="26pt" style:font-size-asian="26pt" style:font-size-complex="26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243F60" fo:letter-spacing="0.0034in"/>
    </style:style>
    <style:style style:name="NoSpacingChar" style:display-name="No Spacing Char" style:family="text">
      <style:text-properties fo:font-size="10pt" style:font-size-asian="10pt" style:font-size-complex="10pt"/>
    </style:style>
    <style:style style:name="QuoteChar" style:display-name="Quote Char" style:family="text">
      <style:text-properties fo:font-style="italic" style:font-style-asian="italic" style:font-style-complex="italic" fo:font-size="10pt" style:font-size-asian="10pt" style:font-size-complex="10pt"/>
    </style:style>
    <style:style style:name="IntenseQuoteChar" style:display-name="Intense Quote Char" style:family="text">
      <style:text-properties fo:font-style="italic" style:font-style-asian="italic" style:font-style-complex="italic" fo:color="#4F81BD" fo:font-size="10pt" style:font-size-asian="10pt" style:font-size-complex="10pt"/>
    </style:style>
    <style:style style:name="SubtleEmphasis" style:display-name="Subtle Emphasis" style:family="text">
      <style:text-properties fo:font-style="italic" style:font-style-asian="italic" style:font-style-complex="italic" fo:color="#243F60"/>
    </style:style>
    <style:style style:name="SubtleReference" style:display-name="Subtle Reference" style:family="text">
      <style:text-properties fo:font-weight="bold" style:font-weight-asian="bold" style:font-weight-complex="bold" fo:color="#4F81BD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4F81BD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2" style:display-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5" style:display-name="WW8Num5">
      <text:list-level-style-number text:level="1" style:num-suffix=")" style:num-format="a" style:num-letter-sync="true" text:start-value="2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0833in" fo:margin-left="0.9847in" fo:margin-bottom="0.689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ME3005 Operating Systems</dc:title>
    <dc:subject>Lab 2 - Linux Pipes</dc:subject>
    <meta:initial-creator>Mete Uğur AKDOĞAN – İlker KALAYCI -  Mansur Alp TOÇOĞLU</meta:initial-creator>
    <dc:creator>mansur</dc:creator>
    <meta:creation-date>2014-03-06T01:52:00Z</meta:creation-date>
    <dc:date>2017-03-23T10:02:00Z</dc:date>
    <meta:print-date>2012-03-01T10:48:00Z</meta:print-date>
    <meta:template xlink:href="Normal.dotm" xlink:type="simple"/>
    <meta:editing-cycles>11</meta:editing-cycles>
    <meta:editing-duration>PT301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3" meta:character-count="2434" meta:row-count="17" meta:non-whitespace-character-count="2075"/>
  </office:meta>
</office:document-meta>
</file>